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o ijk" table:style-name="ta1">
        <table:shapes>
          <draw:frame draw:z-index="0" draw:style-name="gr1" draw:text-style-name="P1" svg:width="13.997cm" svg:height="8.248cm" svg:x="4.616cm" svg:y="7.172cm">
            <draw:object draw:notify-on-update-of-ranges="'Tempo ijk'.A16:'Tempo ijk'.A41 'Tempo ijk'.B15:'Tempo ijk'.B15 'Tempo ijk'.B16:'Tempo ijk'.B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17cm" svg:height="6.928cm" svg:x="7.012cm" svg:y="0cm">
            <draw:object draw:notify-on-update-of-ranges="'Tempo ijk'.A4:'Tempo ijk'.A13 'Tempo ijk'.B3:'Tempo ijk'.B3 'Tempo ijk'.B4:'Tempo ijk'.B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4.809cm" svg:y="19.171cm">
            <draw:object draw:notify-on-update-of-ranges="'Tempo ijk'.A44:'Tempo ijk'.A48 'Tempo ijk'.B43:'Tempo ijk'.B43 'Tempo ijk'.B44:'Tempo ijk'.B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áfico N x Tempo de execução</text:p>
          </table:table-cell>
          <table:table-cell/>
        </table:table-row>
        <table:table-row table:style-name="ro1">
          <table:table-cell office:value-type="string" calcext:value-type="string">
            <text:p>Multiplicação por blocos ordem ijk</text:p>
          </table:table-cell>
          <table:table-cell/>
        </table:table-row>
        <table:table-row table:style-name="ro1">
          <table:table-cell office:value-type="string" calcext:value-type="string">
            <text:p>X (Tempo)</text:p>
          </table:table-cell>
          <table:table-cell office:value-type="string" calcext:value-type="string">
            <text:p>Y (Tamanho)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.2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.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 (Tempo)</text:p>
          </table:table-cell>
          <table:table-cell office:value-type="string" calcext:value-type="string">
            <text:p>Y (Tamanho)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.2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.2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.3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.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.3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 (Tempo)</text:p>
          </table:table-cell>
          <table:table-cell office:value-type="string" calcext:value-type="string">
            <text:p>Y (Tamanho)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4.5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48.0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354.25</text:p>
          </table:table-cell>
          <table:table-cell office:value-type="float" office:value="6400" calcext:value-type="float">
            <text:p>6400</text:p>
          </table:table-cell>
        </table:table-row>
      </table:table>
      <table:table table:name="Tempo jik" table:style-name="ta1">
        <table:shapes>
          <draw:frame draw:z-index="0" draw:style-name="gr1" draw:text-style-name="P1" svg:width="15.999cm" svg:height="8.999cm" svg:x="4.616cm" svg:y="1.003cm">
            <draw:object draw:notify-on-update-of-ranges="'Tempo jik'.A4:'Tempo jik'.A7 'Tempo jik'.B3:'Tempo jik'.B3 'Tempo jik'.B4:'Tempo jik'.B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ltiplicação por blocos ordem ji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(Tempo)</text:p>
          </table:table-cell>
          <table:table-cell office:value-type="string" calcext:value-type="string">
            <text:p>Y(Tamanho)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3.5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39.3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259.72</text:p>
          </table:table-cell>
          <table:table-cell office:value-type="float" office:value="6400" calcext:value-type="float">
            <text:p>6400</text:p>
          </table:table-cell>
        </table:table-row>
      </table:table>
      <table:table table:name="Tempo jki" table:style-name="ta1">
        <table:shapes>
          <draw:frame draw:z-index="0" draw:style-name="gr1" draw:text-style-name="P1" svg:width="15.999cm" svg:height="8.999cm" svg:x="4.616cm" svg:y="0.1cm">
            <draw:object draw:notify-on-update-of-ranges="'Tempo jki'.A4:'Tempo jki'.A7 'Tempo jki'.B1:'Tempo jki'.B3 'Tempo jki'.B4:'Tempo jki'.B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ltiplicação de matrizes em blocos ordem jk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(Tempo)</text:p>
          </table:table-cell>
          <table:table-cell office:value-type="string" calcext:value-type="string">
            <text:p>Y(Tamanho)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5.7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66.1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358.24</text:p>
          </table:table-cell>
          <table:table-cell office:value-type="float" office:value="6400" calcext:value-type="float">
            <text:p>6400</text:p>
          </table:table-cell>
        </table:table-row>
      </table:table>
      <table:table table:name="ComparativoBlocos" table:style-name="ta1">
        <table:table-column table:style-name="co1" table:number-columns-repeated="5" table:default-cell-style-name="Default"/>
        <table:table-row table:style-name="ro1">
          <table:table-cell table:style-name="ce1"/>
          <table:table-cell office:value-type="float" office:value="400" calcext:value-type="float">
            <text:p>400</text:p>
          </table:table-cell>
          <table:table-cell table:style-name="ce1" office:value-type="float" office:value="1600" calcext:value-type="float">
            <text:p>1600</text:p>
          </table:table-cell>
          <table:table-cell office:value-type="float" office:value="3600" calcext:value-type="float">
            <text:p>360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8.05</text:p>
          </table:table-cell>
          <table:table-cell office:value-type="string" calcext:value-type="string">
            <text:p>354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</text:p>
          </table:table-cell>
          <table:table-cell table:style-name="ce2" office:value-type="string" calcext:value-type="string">
            <text:p>3.54</text:p>
          </table:table-cell>
          <table:table-cell office:value-type="string" calcext:value-type="string">
            <text:p>39.33</text:p>
          </table:table-cell>
          <table:table-cell office:value-type="string" calcext:value-type="string">
            <text:p>259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6.17</text:p>
          </table:table-cell>
          <table:table-cell office:value-type="string" calcext:value-type="string">
            <text:p>358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j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ki</text:p>
          </table:table-cell>
          <table:table-cell table:number-columns-repeated="3"/>
        </table:table-row>
      </table:table>
      <table:table table:name="Peak ijk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(Peak)</text:p>
          </table:table-cell>
          <table:table-cell office:value-type="string" calcext:value-type="string">
            <text:p>Y (Tamanho)</text:p>
          </table:table-cell>
        </table:table-row>
        <table:table-row table:style-name="ro1">
          <table:table-cell office:value-type="string" calcext:value-type="string">
            <text:p>9.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9.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2.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3.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2.9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12.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2.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3.0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3.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12.9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12.5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9.8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12.5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12.9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12.9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12.8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12.9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12.9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7.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12.8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2.1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12.5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9.9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12.54</text:p>
          </table:table-cell>
          <table:table-cell office:value-type="float" office:value="769" calcext:value-type="float">
            <text:p>769</text:p>
          </table:table-cell>
        </table:table-row>
      </table:table>
      <table:table table:name="Naive ijk" table:style-name="ta1">
        <table:shapes>
          <draw:frame draw:z-index="0" draw:style-name="gr1" draw:text-style-name="P1" svg:width="21.586cm" svg:height="9.005cm" svg:x="4.626cm" svg:y="1.009cm">
            <draw:object draw:notify-on-update-of-ranges="'Naive ijk'.A3:'Naive ijk'.A28 'Naive ijk'.B3:'Naive ijk'.B2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ltiplicação ingenua ordem ijk</text:p>
          </table:table-cell>
          <table:table-cell/>
        </table:table-row>
        <table:table-row table:style-name="ro1">
          <table:table-cell office:value-type="string" calcext:value-type="string">
            <text:p>X(Tempo)</text:p>
          </table:table-cell>
          <table:table-cell office:value-type="string" calcext:value-type="string">
            <text:p>Y(Tamanho)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.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769" calcext:value-type="float">
            <text:p>769</text:p>
          </table:table-cell>
        </table:table-row>
      </table:table>
      <table:table table:name="Naive jik" table:style-name="ta1">
        <table:shapes>
          <draw:frame draw:z-index="0" draw:style-name="gr1" draw:text-style-name="P1" svg:width="20.76cm" svg:height="9.005cm" svg:x="4.626cm" svg:y="0.558cm">
            <draw:object draw:notify-on-update-of-ranges="'Naive jik'.A2:'Naive jik'.A2 'Naive jik'.A3:'Naive jik'.A28 'Naive jik'.B2:'Naive jik'.B2 'Naive jik'.B3:'Naive jik'.B2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(Tempo)</text:p>
          </table:table-cell>
          <table:table-cell office:value-type="string" calcext:value-type="string">
            <text:p>Y(Tamanho)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.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.1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.1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.3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.5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769" calcext:value-type="float">
            <text:p>769</text:p>
          </table:table-cell>
        </table:table-row>
      </table:table>
      <table:table table:name="Naive jki" table:style-name="ta1">
        <table:shapes>
          <draw:frame draw:z-index="0" draw:style-name="gr1" draw:text-style-name="P1" svg:width="21.118cm" svg:height="9.005cm" svg:x="4.626cm" svg:y="0.558cm">
            <draw:object draw:notify-on-update-of-ranges="'Naive jki'.A2:'Naive jki'.A2 'Naive jki'.A3:'Naive jki'.A28 'Naive jki'.B2:'Naive jki'.B2 'Naive jki'.B3:'Naive jki'.B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(Tempo)</text:p>
          </table:table-cell>
          <table:table-cell office:value-type="string" calcext:value-type="string">
            <text:p>Y(Tamanho)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.2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.4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769" calcext:value-type="float">
            <text:p>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2:43:48.5106426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0:40:07.192665943</meta:creation-date>
    <dc:date>2017-04-17T01:24:35.161459920</dc:date>
    <meta:editing-duration>PT2H45M2S</meta:editing-duration>
    <meta:editing-cycles>7</meta:editing-cycles>
    <meta:generator>LibreOffice/4.2.8.2$Linux_x86 LibreOffice_project/420m0$Build-2</meta:generator>
    <meta:document-statistic meta:table-count="8" meta:cell-count="3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98cm" svg:height="8.249cm" xlink:href=".." xlink:type="simple" chart:class="chart:line" chart:style-name="ch1">
        <chart:title svg:x="3.542cm" svg:y="0.3cm" chart:style-name="ch2">
          <text:p>Multiplicação por blocos ordem ijk</text:p>
        </chart:title>
        <chart:subtitle svg:x="5.302cm" svg:y="1.269cm" chart:style-name="ch3">
          <text:p>Tamanho x Tempo </text:p>
        </chart:subtitle>
        <chart:plot-area chart:style-name="ch4" table:cell-range-address="'Tempo ijk'.A15:'Tempo ijk'.B41" chart:data-source-has-labels="both" svg:x="1.29cm" svg:y="2.142cm" svg:width="12.429cm" svg:height="4.962cm">
          <chartooo:coordinate-region svg:x="2.097cm" svg:y="2.341cm" svg:width="11.29cm" svg:height="3.718cm"/>
          <chart:axis chart:dimension="x" chart:name="primary-x" chart:style-name="ch5" chartooo:axis-type="auto">
            <chartooo:date-scale/>
            <chart:title svg:x="6.785cm" svg:y="7.268cm" chart:style-name="ch6">
              <text:p>Tamanho</text:p>
            </chart:title>
            <chart:categories table:cell-range-address="'Tempo ijk'.A16:'Tempo ijk'.A41"/>
          </chart:axis>
          <chart:axis chart:dimension="y" chart:name="primary-y" chart:style-name="ch5">
            <chart:title svg:x="0.451cm" svg:y="5.157cm" chart:style-name="ch7">
              <text:p>Tempo</text:p>
            </chart:title>
            <chart:grid chart:style-name="ch8" chart:class="major"/>
          </chart:axis>
          <chart:series chart:style-name="ch9" chart:values-cell-range-address="'Tempo ijk'.B16:'Tempo ijk'.B41" chart:label-cell-address="'Tempo ijk'.B15:'Tempo ijk'.B15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(Tamanho)</text:p>
                <draw:g>
                  <svg:desc>'Tempo ijk'.B15:'Tempo ijk'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3</text:p>
                <draw:g>
                  <svg:desc>'Tempo ijk'.A16:'Tempo ijk'.A41</svg:desc>
                </draw:g>
              </table:table-cell>
              <table:table-cell office:value-type="float" office:value="31">
                <text:p>31</text:p>
                <draw:g>
                  <svg:desc>'Tempo ijk'.B16:'Tempo ijk'.B41</svg:desc>
                </draw:g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769">
                <text:p>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3cm" svg:y="0.316cm" chart:style-name="ch2">
          <text:p>Multiplicação por blocos ordem ijk</text:p>
        </chart:title>
        <chart:plot-area chart:style-name="ch3" table:cell-range-address="'Tempo ijk'.A43:'Tempo ijk'.B48" chart:data-source-has-labels="both" svg:x="1.331cm" svg:y="1.301cm" svg:width="14.349cm" svg:height="6.538cm">
          <chartooo:coordinate-region svg:x="2.323cm" svg:y="1.501cm" svg:width="13.357cm" svg:height="5.691cm"/>
          <chart:axis chart:dimension="x" chart:name="primary-x" chart:style-name="ch4" chartooo:axis-type="auto">
            <chartooo:date-scale/>
            <chart:title svg:x="7.747cm" svg:y="8.019cm" chart:style-name="ch5">
              <text:p>Tempo (s)</text:p>
            </chart:title>
            <chart:categories table:cell-range-address="'Tempo ijk'.A44:'Tempo ijk'.A48"/>
          </chart:axis>
          <chart:axis chart:dimension="y" chart:name="primary-y" chart:style-name="ch4">
            <chart:title svg:x="0.451cm" svg:y="5.289cm" chart:style-name="ch6">
              <text:p>Tamanho</text:p>
            </chart:title>
            <chart:grid chart:style-name="ch7" chart:class="major"/>
          </chart:axis>
          <chart:series chart:style-name="ch8" chart:values-cell-range-address="'Tempo ijk'.B44:'Tempo ijk'.B48" chart:label-cell-address="'Tempo ijk'.B43:'Tempo ijk'.B4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(Tamanho)</text:p>
                <draw:g>
                  <svg:desc>'Tempo ijk'.B43:'Tempo ijk'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7</text:p>
                <draw:g>
                  <svg:desc>'Tempo ijk'.A44:'Tempo ijk'.A48</svg:desc>
                </draw:g>
              </table:table-cell>
              <table:table-cell office:value-type="float" office:value="400">
                <text:p>400</text:p>
                <draw:g>
                  <svg:desc>'Tempo ijk'.B44:'Tempo ijk'.B48</svg:desc>
                </draw:g>
              </table:table-cell>
            </table:table-row>
            <table:table-row>
              <table:table-cell office:value-type="string">
                <text:p>4.5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8.0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54.25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18cm" svg:height="6.929cm" xlink:href=".." xlink:type="simple" chart:class="chart:line" chart:style-name="ch1">
        <chart:title svg:x="2.702cm" svg:y="0.274cm" chart:style-name="ch2">
          <text:p>Multiplicação por blocos ordem ijk</text:p>
        </chart:title>
        <chart:subtitle svg:x="4.514cm" svg:y="1.217cm" chart:style-name="ch3">
          <text:p>Tamanho x Tempo</text:p>
        </chart:subtitle>
        <chart:plot-area chart:style-name="ch4" table:cell-range-address="'Tempo ijk'.A3:'Tempo ijk'.B13" chart:data-source-has-labels="both" svg:x="0.922cm" svg:y="1.966cm" svg:width="8.421cm" svg:height="4.219cm">
          <chartooo:coordinate-region svg:x="1.914cm" svg:y="2.165cm" svg:width="7.097cm" svg:height="3.373cm"/>
          <chart:axis chart:dimension="x" chart:name="primary-x" chart:style-name="ch5" chartooo:axis-type="auto">
            <chartooo:date-scale/>
            <chart:title svg:x="4.598cm" svg:y="6.323cm" chart:style-name="ch6">
              <text:p>Tempo</text:p>
            </chart:title>
            <chart:categories table:cell-range-address="'Tempo ijk'.A4:'Tempo ijk'.A13"/>
          </chart:axis>
          <chart:axis chart:dimension="y" chart:name="primary-y" chart:style-name="ch5">
            <chart:title svg:x="0.116cm" svg:y="4.794cm" chart:style-name="ch7">
              <text:p>Tamanho</text:p>
            </chart:title>
            <chart:grid chart:style-name="ch8" chart:class="major"/>
          </chart:axis>
          <chart:series chart:style-name="ch9" chart:values-cell-range-address="'Tempo ijk'.B4:'Tempo ijk'.B13" chart:label-cell-address="'Tempo ijk'.B3:'Tempo ijk'.B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(Tamanho)</text:p>
                <draw:g>
                  <svg:desc>'Tempo ijk'.B3:'Tempo ijk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4</text:p>
                <draw:g>
                  <svg:desc>'Tempo ijk'.A4:'Tempo ijk'.A13</svg:desc>
                </draw:g>
              </table:table-cell>
              <table:table-cell office:value-type="float" office:value="32">
                <text:p>32</text:p>
                <draw:g>
                  <svg:desc>'Tempo ijk'.B4:'Tempo ijk'.B13</svg:desc>
                </draw:g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768">
                <text:p>7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ultiplicação de matrizes por blocos ordem jik</text:p>
        </chart:title>
        <chart:plot-area chart:style-name="ch3" table:cell-range-address="'Tempo jik'.A3:'Tempo jik'.B7" chart:data-source-has-labels="both" svg:x="1.331cm" svg:y="1.301cm" svg:width="14.349cm" svg:height="6.538cm">
          <chartooo:coordinate-region svg:x="2.323cm" svg:y="1.501cm" svg:width="12.839cm" svg:height="5.691cm"/>
          <chart:axis chart:dimension="x" chart:name="primary-x" chart:style-name="ch4" chartooo:axis-type="auto">
            <chartooo:date-scale/>
            <chart:title svg:x="7.747cm" svg:y="8.019cm" chart:style-name="ch5">
              <text:p>Tempo (s)</text:p>
            </chart:title>
            <chart:categories table:cell-range-address="'Tempo jik'.A4:'Tempo jik'.A7"/>
          </chart:axis>
          <chart:axis chart:dimension="y" chart:name="primary-y" chart:style-name="ch4">
            <chart:title svg:x="0.451cm" svg:y="5.289cm" chart:style-name="ch6">
              <text:p>Tamanho</text:p>
            </chart:title>
            <chart:grid chart:style-name="ch7" chart:class="major"/>
          </chart:axis>
          <chart:series chart:style-name="ch8" chart:values-cell-range-address="'Tempo jik'.B4:'Tempo jik'.B7" chart:label-cell-address="'Tempo jik'.B3:'Tempo jik'.B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(Tamanho)</text:p>
                <draw:g>
                  <svg:desc>'Tempo jik'.B3:'Tempo jik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3</text:p>
                <draw:g>
                  <svg:desc>'Tempo jik'.A4:'Tempo jik'.A7</svg:desc>
                </draw:g>
              </table:table-cell>
              <table:table-cell office:value-type="float" office:value="400">
                <text:p>400</text:p>
                <draw:g>
                  <svg:desc>'Tempo jik'.B4:'Tempo jik'.B7</svg:desc>
                </draw:g>
              </table:table-cell>
            </table:table-row>
            <table:table-row>
              <table:table-cell office:value-type="string">
                <text:p>3.5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9.3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259.72</text:p>
              </table:table-cell>
              <table:table-cell office:value-type="float" office:value="6400">
                <text:p>6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26cm" svg:y="0.316cm" chart:style-name="ch2">
          <text:p>Multiplicação de matrizes em blocos ordem jki</text:p>
        </chart:title>
        <chart:plot-area chart:style-name="ch3" table:cell-range-address="'Tempo jki'.A1:'Tempo jki'.B7" chart:data-source-has-labels="both" svg:x="1.331cm" svg:y="1.301cm" svg:width="14.349cm" svg:height="6.538cm">
          <chartooo:coordinate-region svg:x="2.323cm" svg:y="1.501cm" svg:width="12.839cm" svg:height="5.691cm"/>
          <chart:axis chart:dimension="x" chart:name="primary-x" chart:style-name="ch4" chartooo:axis-type="auto">
            <chartooo:date-scale/>
            <chart:title svg:x="7.747cm" svg:y="8.019cm" chart:style-name="ch5">
              <text:p>Tempo (s)</text:p>
            </chart:title>
            <chart:categories table:cell-range-address="'Tempo jki'.A4:'Tempo jki'.A7"/>
          </chart:axis>
          <chart:axis chart:dimension="y" chart:name="primary-y" chart:style-name="ch4">
            <chart:title svg:x="0.451cm" svg:y="5.289cm" chart:style-name="ch6">
              <text:p>Tamanho</text:p>
            </chart:title>
            <chart:grid chart:style-name="ch7" chart:class="major"/>
          </chart:axis>
          <chart:series chart:style-name="ch8" chart:values-cell-range-address="'Tempo jki'.B4:'Tempo jki'.B7" chart:label-cell-address="'Tempo jki'.B1:'Tempo jki'.B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(Tamanho)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Y(Tamanho)</text:p>
                  </text:list-item>
                </text:list>
                <draw:g>
                  <svg:desc>'Tempo jki'.B1:'Tempo jki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1</text:p>
                <draw:g>
                  <svg:desc>'Tempo jki'.A4:'Tempo jki'.A7</svg:desc>
                </draw:g>
              </table:table-cell>
              <table:table-cell office:value-type="float" office:value="400">
                <text:p>400</text:p>
                <draw:g>
                  <svg:desc>'Tempo jki'.B4:'Tempo jki'.B7</svg:desc>
                </draw:g>
              </table:table-cell>
            </table:table-row>
            <table:table-row>
              <table:table-cell office:value-type="string">
                <text:p>5.7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66.17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58.24</text:p>
              </table:table-cell>
              <table:table-cell office:value-type="float" office:value="6400">
                <text:p>6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19cm" svg:height="9.006cm" xlink:href=".." xlink:type="simple" chart:class="chart:line" chart:style-name="ch1">
        <chart:title svg:x="7.367cm" svg:y="0.316cm" chart:style-name="ch2">
          <text:p>Multiplicação ingênua ordem jki</text:p>
        </chart:title>
        <chart:plot-area chart:style-name="ch3" table:cell-range-address="'Naive jki'.A2:'Naive jki'.B28" chart:data-source-has-labels="both" svg:x="0.422cm" svg:y="1.301cm" svg:width="20.275cm" svg:height="7.525cm">
          <chartooo:coordinate-region svg:x="1.229cm" svg:y="1.5cm" svg:width="19.136cm" svg:height="6.679cm"/>
          <chart:axis chart:dimension="x" chart:name="primary-x" chart:style-name="ch4" chartooo:axis-type="auto">
            <chartooo:date-scale/>
            <chart:categories table:cell-range-address="'Naive jki'.A3:'Naive jki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aive jki'.B3:'Naive jki'.B28" chart:label-cell-address="'Naive jki'.B2:'Naive jki'.B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(Tamanho)</text:p>
                <draw:g>
                  <svg:desc>'Naive jki'.B2:'Naive jki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7</text:p>
                <draw:g>
                  <svg:desc>'Naive jki'.A3:'Naive jki'.A28</svg:desc>
                </draw:g>
              </table:table-cell>
              <table:table-cell office:value-type="float" office:value="31">
                <text:p>31</text:p>
                <draw:g>
                  <svg:desc>'Naive jki'.B3:'Naive jki'.B28</svg:desc>
                </draw:g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769">
                <text:p>7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61cm" svg:height="9.006cm" xlink:href=".." xlink:type="simple" chart:class="chart:line" chart:style-name="ch1">
        <chart:title svg:x="7.188cm" svg:y="0.316cm" chart:style-name="ch2">
          <text:p>Multiplicação ingênua ordem jik</text:p>
        </chart:title>
        <chart:plot-area chart:style-name="ch3" table:cell-range-address="'Naive jik'.A2:'Naive jik'.B28" chart:data-source-has-labels="both" svg:x="0.415cm" svg:y="1.301cm" svg:width="19.931cm" svg:height="7.525cm">
          <chartooo:coordinate-region svg:x="1.222cm" svg:y="1.5cm" svg:width="18.792cm" svg:height="6.679cm"/>
          <chart:axis chart:dimension="x" chart:name="primary-x" chart:style-name="ch4" chartooo:axis-type="auto">
            <chartooo:date-scale/>
            <chart:categories table:cell-range-address="'Naive jik'.A3:'Naive jik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aive jik'.B3:'Naive jik'.B28" chart:label-cell-address="'Naive jik'.B2:'Naive jik'.B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(Tamanho)</text:p>
                <draw:g>
                  <svg:desc>'Naive jik'.B2:'Naive jik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4</text:p>
                <draw:g>
                  <svg:desc>'Naive jik'.A3:'Naive jik'.A28</svg:desc>
                </draw:g>
              </table:table-cell>
              <table:table-cell office:value-type="float" office:value="31">
                <text:p>31</text:p>
                <draw:g>
                  <svg:desc>'Naive jik'.B3:'Naive jik'.B28</svg:desc>
                </draw:g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769">
                <text:p>7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7cm" svg:height="9.006cm" xlink:href=".." xlink:type="simple" chart:class="chart:line" chart:style-name="ch1">
        <chart:title svg:x="7.601cm" svg:y="0.316cm" chart:style-name="ch2">
          <text:p>Multiplicação ingênua ordem ijk</text:p>
        </chart:title>
        <chart:plot-area chart:style-name="ch3" table:cell-range-address="'Naive ijk'.A3:'Naive ijk'.B28" chart:data-source-has-labels="column" svg:x="0.431cm" svg:y="1.301cm" svg:width="20.725cm" svg:height="7.525cm">
          <chartooo:coordinate-region svg:x="1.238cm" svg:y="1.5cm" svg:width="19.586cm" svg:height="6.679cm"/>
          <chart:axis chart:dimension="x" chart:name="primary-x" chart:style-name="ch4" chartooo:axis-type="auto">
            <chartooo:date-scale/>
            <chart:categories table:cell-range-address="'Naive ijk'.A3:'Naive ijk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aive ijk'.B3:'Naive ijk'.B28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0.13</text:p>
                <draw:g>
                  <svg:desc>'Naive ijk'.A3:'Naive ijk'.A28</svg:desc>
                </draw:g>
              </table:table-cell>
              <table:table-cell office:value-type="float" office:value="31">
                <text:p>31</text:p>
                <draw:g>
                  <svg:desc>'Naive ijk'.B3:'Naive ijk'.B28</svg:desc>
                </draw:g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769">
                <text:p>7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